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1A00000253D1D24142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aqua-title">
      <style:graphic-properties fo:min-height="10.22cm"/>
    </style:style>
    <style:style style:name="pr2" style:family="presentation" style:parent-style-name="lyt-aqua-subtitle">
      <style:graphic-properties draw:fill-color="#ffffff" fo:min-height="16.078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draw:auto-grow-height="true" fo:min-height="3.506cm"/>
    </style:style>
    <style:style style:name="pr5" style:family="presentation" style:parent-style-name="lyt-aqua-outline1">
      <style:graphic-properties fo:min-height="15.878cm"/>
    </style:style>
    <style:style style:name="pr6" style:family="presentation" style:parent-style-name="lyt-aqua-notes">
      <style:graphic-properties draw:fill-color="#ffffff" fo:min-height="13.364cm"/>
    </style:style>
    <style:style style:name="pr7" style:family="presentation" style:parent-style-name="lyt-aqua-title">
      <style:graphic-properties fo:min-height="3.506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text-align="justify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tyle="normal" style:font-style-asian="normal" style:font-style-complex="normal"/>
    </style:style>
    <style:style style:name="P7" style:family="paragraph">
      <style:text-properties fo:font-size="36pt" fo:font-style="italic" style:font-size-asian="36pt" style:font-style-asian="italic" style:font-size-complex="36pt" style:font-style-complex="italic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26pt" fo:font-style="italic" style:font-size-asian="26pt" style:font-style-asian="italic" style:font-size-complex="26pt" style:font-style-complex="italic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text-properties fo:font-size="20pt" fo:font-style="italic" style:font-size-asian="20pt" style:font-style-asian="italic" style:font-size-complex="20pt" style:font-style-complex="italic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paragraph-properties style:text-autospace="non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fo:font-size="24pt" fo:font-style="normal" style:font-size-asian="24pt" style:font-style-asian="normal" style:font-size-complex="24pt" style:font-style-complex="normal"/>
    </style:style>
    <style:style style:name="T10" style:family="text">
      <style:text-properties fo:font-size="22pt" fo:font-style="italic" style:font-size-asian="22pt" style:font-style-asian="italic" style:font-size-complex="22pt" style:font-style-complex="italic"/>
    </style:style>
    <style:style style:name="T11" style:family="text">
      <style:text-properties fo:color="#ff0000" fo:font-size="22pt" fo:font-style="italic" style:font-size-asian="22pt" style:font-style-asian="italic" style:font-size-complex="22pt" style:font-style-complex="italic"/>
    </style:style>
    <style:style style:name="T12" style:family="text">
      <style:text-properties fo:font-size="36pt" fo:font-style="italic" style:font-size-asian="36pt" style:font-style-asian="normal" style:font-size-complex="36pt" style:font-style-complex="normal"/>
    </style:style>
    <style:style style:name="T13" style:family="text">
      <style:text-properties fo:font-size="36pt" fo:font-style="italic" style:font-size-asian="36pt" style:font-style-asian="italic" style:font-size-complex="36pt" style:font-style-complex="italic"/>
    </style:style>
    <style:style style:name="T14" style:family="text">
      <style:text-properties fo:font-size="36pt" fo:font-style="normal" style:font-size-asian="36pt" style:font-style-asian="normal" style:font-size-complex="36pt" style:font-style-complex="normal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6pt" fo:font-style="italic" style:font-size-asian="26pt" style:font-style-asian="italic" style:font-size-complex="26pt" style:font-style-complex="italic"/>
    </style:style>
    <style:style style:name="T17" style:family="text">
      <style:text-properties fo:color="#ff0000" fo:font-size="24pt" style:font-size-asian="24pt" style:font-size-complex="24pt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font-size="32pt" fo:font-style="normal" style:font-size-asian="32pt" style:font-style-asian="normal" style:font-size-complex="32pt" style:font-style-complex="normal"/>
    </style:style>
    <style:style style:name="T20" style:family="text">
      <style:text-properties fo:font-size="32pt" fo:font-style="italic" style:font-size-asian="32pt" style:font-style-asian="italic" style:font-size-complex="32pt" style:font-style-complex="italic"/>
    </style:style>
    <style:style style:name="T21" style:family="text">
      <style:text-properties fo:font-size="20pt" fo:font-style="italic" style:font-size-asian="20pt" style:font-style-asian="italic" style:font-size-complex="20pt" style:font-style-complex="italic"/>
    </style:style>
    <style:style style:name="T2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ebenläufige Programmierung (Java)</presentation:footer-decl>
      <draw:page draw:name="page1" draw:style-name="dp1" draw:master-page-name="lyt-aqua" presentation:presentation-page-layout-name="AL1T0" presentation:use-footer-name="ftr1">
        <draw:frame presentation:style-name="pr1" draw:layer="layout" svg:width="25.199cm" svg:height="10.22cm" svg:x="1.4cm" svg:y="3.18cm" presentation:class="title" presentation:user-transformed="true">
          <draw:text-box>
            <text:p>Nebenläufige Programmierung (Java)<text:line-break/><text:line-break/><text:span text:style-name="T1">Aufbauend auf die Vorlesung: Nebenläufigkeit (03.05.12)</text:span><text:span text:style-name="T1"><text:line-break/></text:span><text:span text:style-name="T1"><text:line-break/></text:span><text:span text:style-name="T1"><text:line-break/></text:span><text:span text:style-name="T2">Manuel Stommel</text:span></text:p>
          </draw:text-box>
        </draw:frame>
        <draw:frame presentation:style-name="pr2" draw:layer="layout" svg:width="24.6cm" svg:height="16.078cm" svg:x="2.2cm" svg:y="7cm" presentation:class="subtitle" presentation:user-transformed="true">
          <draw:text-box>
            <text:list text:style-name="L1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5" draw:layer="layout" svg:width="24.599cm" svg:height="15.878cm" svg:x="2cm" svg:y="5.5cm" presentation:class="outline" presentation:user-transformed="true">
          <draw:text-box>
            <text:list text:style-name="L2">
              <text:list-item>
                <text:p>Threads</text:p>
              </text:list-item>
              <text:list-item>
                <text:p>Synchronisation</text:p>
              </text:list-item>
              <text:list-item>
                <text:p>Deadlocks</text:p>
              </text:list-item>
              <text:list-item>
                <text:p>Callback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 presentation:use-footer-name="ftr1">
        <draw:frame presentation:style-name="pr7" draw:layer="layout" svg:width="25.199cm" svg:height="3.506cm" svg:x="1.4cm" svg:y="0.837cm" presentation:class="title">
          <draw:text-box>
            <text:p>Threads</text:p>
          </draw:text-box>
        </draw:frame>
        <draw:frame presentation:style-name="pr5" draw:layer="layout" svg:width="24.599cm" svg:height="15.878cm" svg:x="2cm" svg:y="5.5cm" presentation:class="outline">
          <draw:text-box>
            <text:list text:style-name="L2">
              <text:list-item>
                <text:p>Was sind Threads?</text:p>
                <text:p/>
              </text:list-item>
              <text:list-item>
                <text:p>Wofür brauchen wir Threads?</text:p>
                <text:p/>
              </text:list-item>
              <text:list-item>
                <text:p>Komplikationen beim Threading?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 presentation:use-footer-name="ftr1">
        <draw:frame presentation:style-name="pr4" draw:text-style-name="P2" draw:layer="layout" svg:width="25.199cm" svg:height="3.506cm" svg:x="1.6cm" svg:y="3.2cm" presentation:class="title" presentation:user-transformed="true">
          <draw:text-box>
            <text:p text:style-name="P2"><text:span text:style-name="T3">Threads - Umsetzung in Java</text:span></text:p>
          </draw:text-box>
        </draw:frame>
        <draw:frame presentation:style-name="pr5" draw:layer="layout" svg:width="24.599cm" svg:height="15.878cm" svg:x="2.001cm" svg:y="7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mplementieren des Interfaces <text:span text:style-name="T4">Runnable</text:span></text:p>
                <text:p><text:span text:style-name="T5"/></text:p>
              </text:list-item>
              <text:list-item>
                <text:p><text:span text:style-name="T5">Ableiten der Klasse Thread</text:span></text:p>
                <text:list>
                  <text:list-item>
                    <text:p><text:span text:style-name="T6">Class java.lang.Thread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>implements Runnable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 presentation:use-footer-name="ftr1">
        <draw:frame presentation:style-name="pr7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Implementieren von <text:span text:style-name="T4">Runnable</text:span></text:p>
              </text:list-header>
            </text:list>
          </draw:text-box>
        </draw:frame>
        <draw:frame presentation:style-name="pr5" draw:layer="layout" svg:width="24.599cm" svg:height="15.878cm" svg:x="1.8cm" svg:y="5.322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void run()</text:span><text:span text:style-name="T5"> bekommt Anweisungsfolgen</text:span></text:p>
              </text:list-item>
              <text:list-item>
                <text:p><text:span text:style-name="T5">Thread erzeugen und starten</text:span></text:p>
                <text:list>
                  <text:list-item>
                    <text:p><text:span text:style-name="T4">Thread t = new Thread(Runnable target);</text:span></text:p>
                    <text:p><text:span text:style-name="T4">t.start();</text:span></text:p>
                  </text:list-item>
                  <text:list-item>
                    <text:p><text:span text:style-name="T5">Alternativ: </text:span><text:span text:style-name="T4">new Thread(Runnable </text:span><text:span text:style-name="T4"><text:tab/></text:span><text:span text:style-name="T4"><text:tab/></text:span><text:span text:style-name="T4"><text:tab/></text:span><text:span text:style-name="T4"> target).start();</text:span>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 presentation:use-footer-name="ftr1">
        <draw:frame presentation:style-name="pr7" draw:text-style-name="P3" draw:layer="layout" svg:width="25.199cm" svg:height="3.506cm" svg:x="1.4cm" svg:y="0.837cm" presentation:class="title">
          <draw:text-box>
            <text:p text:style-name="P3"><text:span text:style-name="T7">Ableiten der Klasse Thread</text:span></text:p>
          </draw:text-box>
        </draw:frame>
        <draw:frame presentation:style-name="pr5" draw:layer="layout" svg:width="24.599cm" svg:height="15.878cm" svg:x="2cm" svg:y="5.5cm" presentation:class="outline" presentation:user-transformed="true">
          <draw:text-box>
            <text:list text:style-name="L2">
              <text:list-item>
                <text:p>Überschreiben von <text:span text:style-name="T4">void run()</text:span></text:p>
              </text:list-item>
              <text:list-item>
                <text:p><text:span text:style-name="T5">Übergabe eines </text:span><text:span text:style-name="T4">Runnable target</text:span><text:span text:style-name="T5"> nicht nötig</text:span></text:p>
              </text:list-item>
              <text:list-item>
                <text:p><text:span text:style-name="T5">Thread starten durch geerbte Methode </text:span><text:span text:style-name="T4">start():</text:span></text:p>
                <text:list>
                  <text:list-item>
                    <text:p text:style-name="P4"><text:span text:style-name="T4">Thread t = new MyThread();</text:span></text:p>
                    <text:p text:style-name="P4"><text:span text:style-name="T4">t.start();</text:span></text:p>
                  </text:list-item>
                  <text:list-item>
                    <text:p text:style-name="P4"><text:span text:style-name="T5">Alternativ:</text:span><text:span text:style-name="T4"> new MyThread().start();</text:span></text:p>
                  </text:list-item>
                  <text:list-item>
                    <text:p text:style-name="P4"><text:span text:style-name="T5">Oder: </text:span><text:span text:style-name="T4">MyThread</text:span><text:span text:style-name="T5"> startet sich selbst:</text:span></text:p>
                    <text:p text:style-name="P4"><text:span text:style-name="T4">MyThread() { start();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 presentation:use-footer-name="ftr1">
        <draw:frame presentation:style-name="pr7" draw:layer="layout" svg:width="25.199cm" svg:height="3.506cm" svg:x="1.4cm" svg:y="0.837cm" presentation:class="title">
          <draw:text-box>
            <text:p>Zustände eines Threads</text:p>
          </draw:text-box>
        </draw:frame>
        <draw:frame presentation:style-name="pr5" draw:layer="layout" svg:width="24.599cm" svg:height="15.954cm" svg:x="2cm" svg:y="5.5cm" presentation:class="outline" presentation:user-transformed="true">
          <draw:text-box>
            <text:list text:style-name="L2">
              <text:list-item>
                <text:p>Noch nicht erzeugt</text:p>
              </text:list-item>
              <text:list-item>
                <text:p>Nicht laufend</text:p>
              </text:list-item>
              <text:list-item>
                <text:p>Laufend</text:p>
              </text:list-item>
              <text:list-item>
                <text:p>Wartend</text:p>
              </text:list-item>
              <text:list-item>
                <text:p>Beendet</text:p>
                <text:p/>
                <text:list>
                  <text:list-item>
                    <text:p><text:span text:style-name="T4">getState()</text:span><text:span text:style-name="T5"> liefert Status</text:span></text:p>
                  </text:list-item>
                  <text:list-item>
                    <text:p><text:span text:style-name="T4">isAlive() erfragt</text:span><text:span text:style-name="T5">, ob der Thread gestartet </text:span><text:span text:style-name="T5"><text:tab/></text:span><text:span text:style-name="T5"><text:tab/></text:span><text:span text:style-name="T5"><text:tab/></text:span><text:span text:style-name="T5"><text:tab/></text:span><text:span text:style-name="T5">wurde, aber noch nicht tot ist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 presentation:use-footer-name="ftr1">
        <draw:frame presentation:style-name="pr7" draw:layer="layout" svg:width="25.199cm" svg:height="3.506cm" svg:x="1.4cm" svg:y="0.837cm" presentation:class="title">
          <draw:text-box>
            <text:p>Threads schlafen legen</text:p>
          </draw:text-box>
        </draw:frame>
        <draw:frame presentation:style-name="pr5" draw:text-style-name="P5" draw:layer="layout" svg:width="24.599cm" svg:height="18.862cm" svg:x="2.001cm" svg:y="5cm" presentation:class="outline" presentation:user-transformed="true">
          <draw:text-box>
            <text:list text:style-name="L2">
              <text:list-item>
                <text:p text:style-name="P5"><text:span text:style-name="T8">static void sleep(long millis)</text:span><text:span text:style-name="T4"> </text:span><text:span text:style-name="T6">throws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InterruptedException</text:span></text:p>
              </text:list-item>
              <text:list-item>
                <text:p text:style-name="P5"><text:span text:style-name="T8">static void sleep(long millis, int nanos)</text:span><text:span text:style-name="T4"> </text:span><text:span text:style-name="T6">throws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InterruptedException</text:span></text:p>
              </text:list-item>
              <text:list-item>
                <text:p text:style-name="P5"><text:span text:style-name="T9">Beispiel:</text:span></text:p>
                <text:list>
                  <text:list-item>
                    <text:p><text:span text:style-name="T10">new Thread() { public void run() {</text:span></text:p>
                    <text:p><text:span text:style-name="T10"><text:s text:c="3"/></text:span><text:span text:style-name="T10"><text:tab/></text:span><text:span text:style-name="T10"><text:tab/></text:span><text:span text:style-name="T10"><text:tab/></text:span><text:span text:style-name="T10"><text:tab/></text:span><text:span text:style-name="T11">try</text:span><text:span text:style-name="T10"> {</text:span></text:p>
                    <text:p><text:span text:style-name="T10"><text:s text:c="6"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2"/></text:span><text:span text:style-name="T10">Thread.sleep(2000);</text:span></text:p>
                    <text:list>
                      <text:list-item>
                        <text:list>
                          <text:list-header>
                            <text:p><text:span text:style-name="T10"><text:s text:c="7"/></text:span><text:span text:style-name="T10">System.out.println(“2 sek. vergangen”);</text:span></text:p>
                            <text:p><text:span text:style-name="T10"><text:s text:c="4"/></text:span><text:span text:style-name="T10">}</text:span><text:span text:style-name="T11"> catch</text:span><text:span text:style-name="T10"> (InterruptedException e) {}</text:span></text:p>
                            <text:p><text:span text:style-name="T10">}</text:span></text:p>
                          </text:list-header>
                        </text:list>
                      </text:list-item>
                    </text:list>
                    <text:p><text:span text:style-name="T10">}.start();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  <text:p><text:span text:style-name="T10"/></text:p>
                            <text:list>
                              <text:list-header>
                                <text:p><text:span text:style-name="T4"/></text:p>
                                <text:p><text:span text:style-name="T4"/></text:p>
                              </text:list-header>
                            </text:list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 presentation:use-footer-name="ftr1">
        <draw:frame presentation:style-name="pr7" draw:layer="layout" svg:width="25.199cm" svg:height="3.506cm" svg:x="1.4cm" svg:y="0.837cm" presentation:class="title">
          <draw:text-box>
            <text:p>Threads beenden</text:p>
          </draw:text-box>
        </draw:frame>
        <draw:frame presentation:style-name="pr5" draw:text-style-name="P6" draw:layer="layout" svg:width="24.599cm" svg:height="15.878cm" svg:x="2cm" svg:y="5cm" presentation:class="outline" presentation:user-transformed="true">
          <draw:text-box>
            <text:list text:style-name="L2">
              <text:list-header>
                <text:p text:style-name="P6"><text:span text:style-name="T4"/></text:p>
              </text:list-header>
              <text:list-item>
                <text:p text:style-name="P6"><text:span text:style-name="T4">run() </text:span><text:span text:style-name="T5">endet nach Plan</text:span></text:p>
              </text:list-item>
              <text:list-item>
                <text:p text:style-name="P6"><text:span text:style-name="T4">RuntimeException </text:span><text:span text:style-name="T5">in </text:span><text:span text:style-name="T4">run()</text:span><text:span text:style-name="T5">-Methode</text:span></text:p>
              </text:list-item>
              <text:list-item>
                <text:p text:style-name="P6"><text:span text:style-name="T5">Beenden der JVM</text:span></text:p>
              </text:list-item>
              <text:list-item>
                <text:p text:style-name="P6"><text:span text:style-name="T4">stop() </text:span><text:span text:style-name="T5">- problematisch, veraltet (</text:span><text:span text:style-name="T4">deprecated</text:span><text:span text:style-name="T5">)</text:span></text:p>
              </text:list-item>
              <text:list-item>
                <text:p text:style-name="P6"><text:span text:style-name="T4">interrupt() </text:span><text:span text:style-name="T5">und </text:span><text:span text:style-name="T4">isInterrupted()</text:span></text:p>
                <text:list>
                  <text:list-item>
                    <text:p><text:span text:style-name="T9">Angabe eines Beendigungswunsches an den Thread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 presentation:use-footer-name="ftr1">
        <draw:frame presentation:style-name="pr7" draw:text-style-name="P7" draw:layer="layout" svg:width="25.199cm" svg:height="3.506cm" svg:x="1.4cm" svg:y="0.837cm" presentation:class="title">
          <draw:text-box>
            <text:p text:style-name="P7"><text:span text:style-name="T12">Beispiel: i</text:span><text:span text:style-name="T13">nterrupt() </text:span><text:span text:style-name="T14">und </text:span><text:span text:style-name="T13">isInterrupted()</text:span><text:span text:style-name="T13"><text:line-break/></text:span><text:span text:style-name="T13">(1)</text:span></text:p>
          </draw:text-box>
        </draw:frame>
        <draw:frame presentation:style-name="pr5" draw:text-style-name="P8" draw:layer="layout" svg:width="24.599cm" svg:height="15.878cm" svg:x="2cm" svg:y="6.6cm" presentation:class="outline" presentation:user-transformed="true">
          <draw:text-box>
            <text:list text:style-name="L2">
              <text:list-header>
                <text:p text:style-name="P8"><text:span text:style-name="T15">public static void main( String[] args ) throws 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InterruptedException</text:span></text:p>
                <text:p text:style-name="P8"><text:span text:style-name="T15">{</text:span></text:p>
                <text:p text:style-name="P8"><text:span text:style-name="T15"><text:s text:c="4"/></text:span><text:span text:style-name="T15">ThreadInterrupt t = new ThreadInterrupt();</text:span></text:p>
                <text:p text:style-name="P8"><text:span text:style-name="T15"><text:s text:c="4"/></text:span><text:span text:style-name="T15">t.start();</text:span></text:p>
                <text:p text:style-name="P8"><text:span text:style-name="T15"><text:s text:c="4"/></text:span><text:span text:style-name="T15">Thread.sleep( 2000 );</text:span></text:p>
                <text:p text:style-name="P8"><text:span text:style-name="T15"><text:s text:c="4"/></text:span><text:span text:style-name="T15">t. <text:s/>interrupt() <text:s/>;</text:span></text:p>
                <text:p text:style-name="P8"><text:span text:style-name="T15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 text:style-name="P7"><text:span text:style-name="T12">Beispiel: i</text:span><text:span text:style-name="T13">nterrupt() </text:span><text:span text:style-name="T14">und </text:span><text:span text:style-name="T13">isInterrupted()</text:span><text:span text:style-name="T13"><text:line-break/></text:span><text:span text:style-name="T13">(2)</text:span></text:p>
          </draw:text-box>
        </draw:frame>
        <draw:frame presentation:style-name="pr5" draw:text-style-name="P9" draw:layer="layout" svg:width="24.599cm" svg:height="15.878cm" svg:x="2.001cm" svg:y="5.122cm" presentation:class="outline" presentation:user-transformed="true">
          <draw:text-box>
            <text:list text:style-name="L2">
              <text:list-header>
                <text:p text:style-name="P9"><text:span text:style-name="T1">class ThreadInterrupt extends Thread {</text:span></text:p>
                <text:p text:style-name="P9"><text:span text:style-name="T1"><text:s text:c="4"/></text:span><text:span text:style-name="T1">public void run() <text:s/>{</text:span></text:p>
                <text:p text:style-name="P9"><text:span text:style-name="T1"><text:s text:c="9"/></text:span><text:span text:style-name="T1">System.out.println( "Der Anfang" );</text:span></text:p>
                <text:p text:style-name="P9"><text:span text:style-name="T1"><text:s text:c="9"/></text:span><text:span text:style-name="T1">while (!isInterrupted()) {</text:span></text:p>
                <text:p text:style-name="P9"><text:span text:style-name="T1"><text:s text:c="13"/></text:span><text:span text:style-name="T1">System.out.println( "Und er läuft und er läuft und er läuft" );</text:span></text:p>
                <text:p text:style-name="P9"><text:span text:style-name="T1"><text:s text:c="13"/></text:span><text:span text:style-name="T1">try { Thread.sleep( 500 ); </text:span></text:p>
                <text:p text:style-name="P9"><text:span text:style-name="T1"><text:s text:c="13"/></text:span><text:span text:style-name="T1">} catch ( InterruptedException e ) {</text:span></text:p>
                <text:p text:style-name="P9"><text:span text:style-name="T1"><text:s text:c="17"/></text:span><text:span text:style-name="T1">interrupt() <text:s/>;</text:span></text:p>
                <text:p text:style-name="P9"><text:span text:style-name="T1"><text:s text:c="17"/></text:span><text:span text:style-name="T1">System.out.println( "Unterbrechung in sleep()" ); }</text:span></text:p>
                <text:p text:style-name="P9"><text:span text:style-name="T1"><text:s text:c="6"/></text:span><text:span text:style-name="T1">} <text:s/>// endwhile</text:span></text:p>
                <text:p text:style-name="P9"><text:span text:style-name="T1"><text:s text:c="6"/></text:span><text:span text:style-name="T1">System.out.println( "Das Ende" ); 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 presentation:use-footer-name="ftr1">
        <draw:frame presentation:style-name="pr7" draw:layer="layout" svg:width="25.199cm" svg:height="3.506cm" svg:x="1.4cm" svg:y="0.837cm" presentation:class="title" presentation:user-transformed="true">
          <draw:text-box>
            <text:p text:style-name="P7"><text:span text:style-name="T12">Beispiel: i</text:span><text:span text:style-name="T13">nterrupt() </text:span><text:span text:style-name="T14">und </text:span><text:span text:style-name="T13">isInterrupted()</text:span><text:span text:style-name="T13"><text:line-break/></text:span><text:span text:style-name="T13">(3)</text:span></text:p>
          </draw:text-box>
        </draw:frame>
        <draw:frame presentation:style-name="pr5" draw:layer="layout" svg:width="24.599cm" svg:height="15.878cm" svg:x="2cm" svg:y="5.5cm" presentation:class="outline">
          <draw:text-box>
            <text:list text:style-name="L2">
              <text:list-item>
                <text:p>Ausgabe:</text:p>
                <text:p><text:span text:style-name="T8">Der Anfang</text:span></text:p>
                <text:p><text:span text:style-name="T8">Und er läuft und er läuft und er läuft</text:span></text:p>
                <text:p><text:span text:style-name="T8">Und er läuft und er läuft und er läuft</text:span></text:p>
                <text:p><text:span text:style-name="T8">Und er läuft und er läuft und er läuft</text:span></text:p>
                <text:p><text:span text:style-name="T8">Und er läuft und er läuft und er läuft</text:span></text:p>
                <text:p><text:span text:style-name="T8">Unterbrechung in sleep()</text:span></text:p>
                <text:p><text:span text:style-name="T8">Das En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 presentation:use-footer-name="ftr1">
        <draw:frame presentation:style-name="pr7" draw:layer="layout" svg:width="25.199cm" svg:height="3.506cm" svg:x="1.4cm" svg:y="0.837cm" presentation:class="title">
          <draw:text-box>
            <text:p text:style-name="P7"><text:span text:style-name="T12">Beispiel: i</text:span><text:span text:style-name="T13">nterrupt() </text:span><text:span text:style-name="T14">und </text:span><text:span text:style-name="T13">isInterrupted()</text:span><text:span text:style-name="T13"><text:line-break/></text:span><text:span text:style-name="T13">(4)</text:span></text:p>
          </draw:text-box>
        </draw:frame>
        <draw:frame presentation:style-name="pr5" draw:layer="layout" svg:width="24.599cm" svg:height="15.878cm" svg:x="1.601cm" svg:y="6.72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roblem <text:span text:style-name="T4">interrupted – sleep()</text:span></text:p>
                <text:list>
                  <text:list-header>
                    <text:p><text:span text:style-name="T5">siehe auch: </text:span><text:span text:style-name="T4">wait(), join(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 presentation:use-footer-name="ftr1">
        <draw:frame presentation:style-name="pr7" draw:layer="layout" svg:width="25.199cm" svg:height="3.506cm" svg:x="1.4cm" svg:y="0.837cm" presentation:class="title">
          <draw:text-box>
            <text:p>Auf Threads warten</text:p>
          </draw:text-box>
        </draw:frame>
        <draw:frame presentation:style-name="pr5" draw:text-style-name="P10" draw:layer="layout" svg:width="24.599cm" svg:height="15.878cm" svg:x="2cm" svg:y="5.5cm" presentation:class="outline" presentation:user-transformed="true">
          <draw:text-box>
            <text:list text:style-name="L2">
              <text:list-item>
                <text:p text:style-name="P10"><text:span text:style-name="T16">final void join() </text:span></text:p>
                <text:list>
                  <text:list-item>
                    <text:list>
                      <text:list-header>
                        <text:p><text:span text:style-name="T16">throws InterruptedException</text:span></text:p>
                        <text:p><text:span text:style-name="T16"/></text:p>
                      </text:list-header>
                    </text:list>
                  </text:list-item>
                </text:list>
              </text:list-item>
              <text:list-item>
                <text:p text:style-name="P10"><text:span text:style-name="T16">final void join(long millis) </text:span></text:p>
                <text:list>
                  <text:list-item>
                    <text:list>
                      <text:list-header>
                        <text:p><text:span text:style-name="T16">throws InterruptedException</text:span></text:p>
                        <text:p><text:span text:style-name="T16"/></text:p>
                      </text:list-header>
                    </text:list>
                  </text:list-item>
                </text:list>
              </text:list-item>
              <text:list-item>
                <text:p text:style-name="P10"><text:span text:style-name="T16">final void join(long millis, int nanos) </text:span></text:p>
                <text:list>
                  <text:list-item>
                    <text:list>
                      <text:list-header>
                        <text:p><text:span text:style-name="T16">throws InterruptedException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 presentation:use-footer-name="ftr1">
        <draw:frame presentation:style-name="pr7" draw:text-style-name="P5" draw:layer="layout" svg:width="25.199cm" svg:height="3.506cm" svg:x="1.4cm" svg:y="0.837cm" presentation:class="title">
          <draw:text-box>
            <text:p text:style-name="P5"><text:span text:style-name="T5">Beispiel: </text:span><text:span text:style-name="T4">join()</text:span></text:p>
          </draw:text-box>
        </draw:frame>
        <draw:frame presentation:style-name="pr5" draw:text-style-name="P8" draw:layer="layout" svg:width="24.599cm" svg:height="15.878cm" svg:x="2cm" svg:y="4.722cm" presentation:class="outline" presentation:user-transformed="true">
          <draw:text-box>
            <text:list text:style-name="L2">
              <text:list-header>
                <text:p text:style-name="P8"><text:span text:style-name="T15">class JoinTheThread {</text:span></text:p>
                <text:p text:style-name="P8"><text:span text:style-name="T15"><text:s text:c="4"/></text:span><text:span text:style-name="T15">static class JoinerThread extends Thread {</text:span></text:p>
                <text:p text:style-name="P8"><text:span text:style-name="T15"><text:s text:c="9"/></text:span><text:span text:style-name="T15">public int result;</text:span></text:p>
                <text:p text:style-name="P8"><text:span text:style-name="T15"><text:s text:c="9"/></text:span><text:span text:style-name="T15">public void run() { <text:s/>result = </text:span><text:span text:style-name="T17">1</text:span><text:span text:style-name="T15">; }</text:span></text:p>
                <text:p text:style-name="P8"><text:span text:style-name="T15"><text:s text:c="4"/></text:span><text:span text:style-name="T15">}</text:span></text:p>
                <text:p text:style-name="P8"><text:span text:style-name="T15"><text:s text:c="4"/></text:span><text:span text:style-name="T15">public static void main( String[] args ) throws Interru... {</text:span></text:p>
                <text:p text:style-name="P8"><text:span text:style-name="T15"><text:s text:c="9"/></text:span><text:span text:style-name="T15">JoinerThread t = new JoinerThread();</text:span></text:p>
                <text:p text:style-name="P8"><text:span text:style-name="T15"><text:s text:c="10"/></text:span><text:span text:style-name="T15">t.start();</text:span></text:p>
                <text:p text:style-name="P8"><text:span text:style-name="T15"><text:s text:c="8"/></text:span><text:span text:style-name="T17"><text:s text:c="2"/></text:span><text:span text:style-name="T17">t.join();</text:span></text:p>
                <text:p text:style-name="P8"><text:span text:style-name="T15"><text:s text:c="10"/></text:span><text:span text:style-name="T15">System.out.println( t.result ); </text:span></text:p>
                <text:p text:style-name="P8"><text:span text:style-name="T15"><text:s text:c="2"/></text:span><text:span text:style-name="T15">}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 presentation:use-footer-name="ftr1">
        <draw:frame presentation:style-name="pr4" draw:layer="layout" svg:width="25.199cm" svg:height="3.506cm" svg:x="1.4cm" svg:y="6.8cm" presentation:class="title" presentation:user-transformed="true">
          <draw:text-box>
            <text:p>Synchronisation</text:p>
          </draw:text-box>
        </draw:frame>
        <draw:frame presentation:style-name="pr5" draw:layer="layout" svg:width="24.599cm" svg:height="15.878cm" svg:x="1.8cm" svg:y="8.6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 presentation:use-footer-name="ftr1">
        <draw:frame presentation:style-name="pr7" draw:text-style-name="P11" draw:layer="layout" svg:width="25.199cm" svg:height="3.506cm" svg:x="1.4cm" svg:y="2.6cm" presentation:class="title" presentation:user-transformed="true">
          <draw:text-box>
            <text:p text:style-name="P11"><text:span text:style-name="T18">Synchronisation </text:span></text:p>
          </draw:text-box>
        </draw:frame>
        <draw:frame presentation:style-name="pr5" draw:layer="layout" svg:width="24.599cm" svg:height="15.878cm" svg:x="2.001cm" svg:y="8.322cm" presentation:class="outline" presentation:user-transformed="true">
          <draw:text-box>
            <text:list text:style-name="L2">
              <text:list-item>
                <text:p>Problem: gemeinsamer Zugriff auf Programmabschnitte</text:p>
                <text:list>
                  <text:list-item>
                    <text:p><text:span text:style-name="T6">Kritische Abschnitte</text:span></text:p>
                    <text:list>
                      <text:list-header>
                        <text:p><text:s text:c="5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 presentation:use-footer-name="ftr1">
        <draw:frame presentation:style-name="pr7" draw:layer="layout" svg:width="25.199cm" svg:height="3.506cm" svg:x="1.4cm" svg:y="0.837cm" presentation:class="title">
          <draw:text-box>
            <text:p>Beispiel: kritischer Abschnitt (1)</text:p>
          </draw:text-box>
        </draw:frame>
        <draw:frame presentation:style-name="pr5" draw:layer="layout" svg:width="24.599cm" svg:height="15.878cm" svg:x="2cm" svg:y="4.522cm" presentation:class="outline" presentation:user-transformed="true">
          <draw:text-box>
            <text:list text:style-name="L2">
              <text:list-header>
                <text:p><text:span text:style-name="T6">Point p = new Point();</text:span></text:p>
                <text:p><text:span text:style-name="T6">Runnable r = new Runnable() {</text:span></text:p>
                <text:p><text:span text:style-name="T6"><text:s text:c="5"/></text:span><text:span text:style-name="T6">public void run() {</text:span></text:p>
                <text:p><text:span text:style-name="T6"><text:s text:c="10"/></text:span><text:span text:style-name="T6">int x = (int) (Math.random() * 1000), y = x;</text:span></text:p>
                <text:p><text:span text:style-name="T6"><text:s text:c="10"/></text:span><text:span text:style-name="T6">while (true) {</text:span></text:p>
                <text:p><text:span text:style-name="T6"><text:s text:c="15"/></text:span><text:span text:style-name="T6">p.x = x; <text:s text:c="2"/>p.y = y;</text:span></text:p>
                <text:p><text:span text:style-name="T6"><text:s text:c="15"/></text:span><text:span text:style-name="T6">int xc = p.x, yc = p.y;</text:span></text:p>
                <text:p><text:span text:style-name="T6"><text:s text:c="15"/></text:span><text:span text:style-name="T6">if(xc != yc) <text:s text:c="2"/>System.out.prinft(“x=%d, y=%d”, x, y); </text:span></text:p>
                <text:p><text:span text:style-name="T6"><text:s text:c="5"/></text:span><text:span text:style-name="T6">}}</text:span></text:p>
                <text:p><text:span text:style-name="T6">new Thread(r).start();</text:span></text:p>
                <text:p><text:span text:style-name="T6">new Thread(r).start(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 presentation:use-footer-name="ftr1">
        <draw:frame presentation:style-name="pr7" draw:layer="layout" svg:width="25.199cm" svg:height="3.506cm" svg:x="1.4cm" svg:y="0.837cm" presentation:class="title">
          <draw:text-box>
            <text:p>Beispiel: kritischer Abschnitt (2)</text:p>
          </draw:text-box>
        </draw:frame>
        <draw:frame presentation:style-name="pr5" draw:layer="layout" svg:width="24.599cm" svg:height="15.878cm" svg:x="2cm" svg:y="5.5cm" presentation:class="outline">
          <draw:text-box>
            <text:list text:style-name="L2">
              <text:list-item>
                <text:p>Mögliche Ausgabe:</text:p>
                <text:list>
                  <text:list-item>
                    <text:p><text:span text:style-name="T5">x=58, y=116</text:span></text:p>
                    <text:p><text:span text:style-name="T5">x=116, y=58</text:span></text:p>
                    <text:p><text:span text:style-name="T5">x=58, y=116</text:span></text:p>
                    <text:p><text:span text:style-name="T5">x=58, y=116</text:span></text:p>
                  </text:list-item>
                </text:list>
              </text:list-item>
              <text:list-item>
                <text:p>Daher kritischer Abschnitt:</text:p>
                <text:list>
                  <text:list-item>
                    <text:p><text:span text:style-name="T6">p.x = x; <text:s text:c="2"/>p.y = y;</text:span></text:p>
                    <text:p><text:span text:style-name="T6">int xc = p.x, yc = p.y;</text:span></text:p>
                  </text:list-item>
                </text:list>
              </text:list-item>
              <text:list-item>
                <text:p><text:span text:style-name="T19">Lösung: ReentrantLock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 presentation:use-footer-name="ftr1">
        <draw:frame presentation:style-name="pr7" draw:layer="layout" svg:width="25.199cm" svg:height="3.506cm" svg:x="1.4cm" svg:y="0.837cm" presentation:class="title">
          <draw:text-box>
            <text:p>Beispiel: kritischer Abschnitt (2)</text:p>
          </draw:text-box>
        </draw:frame>
        <draw:frame presentation:style-name="pr5" draw:layer="layout" svg:width="24.599cm" svg:height="15.878cm" svg:x="2cm" svg:y="5.5cm" presentation:class="outline">
          <draw:text-box>
            <text:list text:style-name="L2">
              <text:list-item>
                <text:p>Mögliche Ausgabe:</text:p>
                <text:list>
                  <text:list-item>
                    <text:p><text:span text:style-name="T5">x=58, y=116</text:span></text:p>
                    <text:p><text:span text:style-name="T5">x=116, y=58</text:span></text:p>
                    <text:p><text:span text:style-name="T5">x=58, y=116</text:span></text:p>
                    <text:p><text:span text:style-name="T5">x=58, y=116</text:span></text:p>
                  </text:list-item>
                </text:list>
              </text:list-item>
              <text:list-item>
                <text:p>Daher kritischer Abschnitt:</text:p>
                <text:list>
                  <text:list-item>
                    <text:p><text:span text:style-name="T6">p.x = x; <text:s text:c="2"/>p.y = y;</text:span></text:p>
                    <text:p><text:span text:style-name="T6">int xc = p.x, yc = p.y;</text:span></text:p>
                  </text:list-item>
                </text:list>
              </text:list-item>
              <text:list-item>
                <text:p><text:span text:style-name="T19">Lösung: </text:span><text:span text:style-name="T20">L</text:span><text:span text:style-name="T20">ocks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 presentation:use-footer-name="ftr1">
        <draw:frame presentation:style-name="pr7" draw:layer="layout" svg:width="25.199cm" svg:height="3.506cm" svg:x="1.4cm" svg:y="0.837cm" presentation:class="title">
          <draw:text-box>
            <text:p>ReentrantLock</text:p>
          </draw:text-box>
        </draw:frame>
        <draw:frame presentation:style-name="pr5" draw:text-style-name="P5" draw:layer="layout" svg:width="24.599cm" svg:height="15.938cm" svg:x="2cm" svg:y="4.343cm" presentation:class="outline" presentation:user-transformed="true">
          <draw:text-box>
            <text:list text:style-name="L2">
              <text:list-item>
                <text:p text:style-name="P5"><text:span text:style-name="T6">lock() </text:span><text:span text:style-name="T9">und </text:span><text:span text:style-name="T6">unlock()</text:span></text:p>
              </text:list-item>
              <text:list-item>
                <text:p text:style-name="P5"><text:span text:style-name="T9">Point-Beispiel:</text:span></text:p>
                <text:list>
                  <text:list-item>
                    <text:p><text:span text:style-name="T10">import java.util.concurrent.locks.Lock;</text:span></text:p>
                  </text:list-item>
                  <text:list-item>
                    <text:p><text:span text:style-name="T10">import java.util.concurrent.locks.ReentrantLock;</text:span></text:p>
                  </text:list-item>
                  <text:list-item>
                    <text:p><text:span text:style-name="T10">Lock door = new Reentrantlock();</text:span></text:p>
                  </text:list-item>
                  <text:list-item>
                    <text:p><text:span text:style-name="T10">while (true) {</text:span></text:p>
                    <text:list>
                      <text:list-header>
                        <text:p><text:span text:style-name="T10"><text:s text:c="4"/></text:span><text:span text:style-name="T10">door.lock();</text:span></text:p>
                      </text:list-header>
                    </text:list>
                    <text:p><text:span text:style-name="T10"><text:s text:c="15"/></text:span><text:span text:style-name="T10">p.x = x; <text:s text:c="2"/>p.y = y;</text:span></text:p>
                    <text:p><text:span text:style-name="T10"><text:s text:c="15"/></text:span><text:span text:style-name="T10">int xc = p.x, yc = p.y;</text:span></text:p>
                    <text:list>
                      <text:list-header>
                        <text:p><text:span text:style-name="T10"><text:s text:c="4"/></text:span><text:span text:style-name="T10">door.unlock();</text:span></text:p>
                      </text:list-header>
                    </text:list>
                    <text:p><text:span text:style-name="T10"><text:s text:c="15"/></text:span><text:span text:style-name="T10">if(xc != yc) <text:s text:c="2"/></text:span></text:p>
                    <text:list>
                      <text:list-item>
                        <text:list>
                          <text:list-header>
                            <text:p><text:span text:style-name="T10">System.out.prinft(“x=%d, y=%d”, x, y); </text:span></text:p>
                          </text:list-header>
                        </text:list>
                      </text:list-item>
                    </text:list>
                    <text:p><text:span text:style-name="T10"><text:s/></text:span><text:span text:style-name="T10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3T19" presentation:use-footer-name="ftr1">
        <draw:frame presentation:style-name="pr7" draw:layer="layout" svg:width="25.199cm" svg:height="3.506cm" svg:x="1.401cm" svg:y="6.094cm" presentation:class="title" presentation:user-transformed="true">
          <draw:text-box>
            <text:p>Deadlocks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Deadlocks</text:p>
          </draw:text-box>
        </draw:frame>
        <draw:frame presentation:style-name="pr5" draw:text-style-name="P6" draw:layer="layout" svg:width="24.599cm" svg:height="15.878cm" svg:x="2.001cm" svg:y="6.122cm" presentation:class="outline" presentation:user-transformed="true">
          <draw:text-box>
            <text:list text:style-name="L2">
              <text:list-item>
                <text:p>Problem: Zwei Threads benötigen Objekte, die der jeweils andere lockt</text:p>
                <text:list>
                  <text:list-item>
                    <text:p>siehe Vorlesung: Philosophenproblem</text:p>
                  </text:list-item>
                </text:list>
                <text:p/>
              </text:list-item>
              <text:list-item>
                <text:p>Folge: Programm hängt</text:p>
                <text:p/>
              </text:list-item>
              <text:list-item>
                <text:p>Lösung: beim Programmieren vermei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 presentation:use-footer-name="ftr1">
        <draw:frame presentation:style-name="pr7" draw:text-style-name="P11" draw:layer="layout" svg:width="25.199cm" svg:height="3.506cm" svg:x="1.4cm" svg:y="0.294cm" presentation:class="title" presentation:user-transformed="true">
          <draw:text-box>
            <text:p text:style-name="P11"><text:span text:style-name="T18">Beispiel: Deadlocks (1)</text:span></text:p>
          </draw:text-box>
        </draw:frame>
        <draw:frame presentation:style-name="pr5" draw:text-style-name="P12" draw:layer="layout" svg:width="24.599cm" svg:height="16.232cm" svg:x="2.001cm" svg:y="3.4cm" presentation:class="outline" presentation:user-transformed="true">
          <draw:text-box>
            <text:list text:style-name="L2">
              <text:list-header>
                <text:p text:style-name="P12"><text:span text:style-name="T21">class testtest {</text:span></text:p>
                <text:p text:style-name="P12"><text:span text:style-name="T21">public static void main( String[] args ) {</text:span></text:p>
                <text:p text:style-name="P12"><text:span text:style-name="T21"><text:s text:c="2"/></text:span><text:span text:style-name="T21">final Object a = new Object(),</text:span></text:p>
                <text:p text:style-name="P12"><text:span text:style-name="T21"><text:s text:c="15"/></text:span><text:span text:style-name="T21">b = new Object();</text:span></text:p>
                <text:p text:style-name="P12"><text:span text:style-name="T21"><text:s text:c="2"/></text:span><text:span text:style-name="T21">new Thread(){</text:span></text:p>
                <text:p text:style-name="P12"><text:span text:style-name="T21"><text:s text:c="4"/></text:span><text:span text:style-name="T21">public void run(){</text:span></text:p>
                <text:p text:style-name="P12"><text:span text:style-name="T21"><text:s text:c="6"/></text:span><text:span text:style-name="T21">synchronized( a ) {</text:span></text:p>
                <text:p text:style-name="P12"><text:span text:style-name="T21"><text:s text:c="8"/></text:span><text:span text:style-name="T21">System.out.println( "T1: Lock auf a bekommen" );</text:span></text:p>
                <text:p text:style-name="P12"><text:span text:style-name="T21"><text:s text:c="3"/></text:span><text:span text:style-name="T21">try { Thread.sleep( 1000 );</text:span></text:p>
                <text:p text:style-name="P12"><text:span text:style-name="T21"><text:s text:c="3"/></text:span><text:span text:style-name="T21">} catch (InterruptedException e) {}</text:span></text:p>
                <text:p text:style-name="P12"><text:span text:style-name="T21">synchronized( b ) {</text:span></text:p>
                <text:p text:style-name="P12"><text:span text:style-name="T21"><text:s text:c="10"/></text:span><text:span text:style-name="T21">System.out.println( "T1: Lock auf b bekommen" );}}}</text:span></text:p>
                <text:p text:style-name="P12"><text:span text:style-name="T21"><text:s text:c="2"/></text:span><text:span text:style-name="T21">}.start();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2T1" presentation:use-footer-name="ftr1">
        <draw:frame presentation:style-name="pr7" draw:layer="layout" svg:width="25.199cm" svg:height="3.506cm" svg:x="1.4cm" svg:y="0.837cm" presentation:class="title" presentation:user-transformed="true">
          <draw:text-box>
            <text:p text:style-name="P11"><text:span text:style-name="T18">Beispiel: Deadlocks (2)</text:span></text:p>
          </draw:text-box>
        </draw:frame>
        <draw:frame presentation:style-name="pr5" draw:text-style-name="P13" draw:layer="layout" svg:width="24.599cm" svg:height="15.878cm" svg:x="2cm" svg:y="5.5cm" presentation:class="outline" presentation:user-transformed="true">
          <draw:text-box>
            <text:list text:style-name="L2">
              <text:list-header>
                <text:p text:style-name="P13"><text:span text:style-name="T21">new Thread() {</text:span></text:p>
                <text:p text:style-name="P13"><text:span text:style-name="T21"><text:s text:c="4"/></text:span><text:span text:style-name="T21">public void run() {</text:span></text:p>
                <text:p text:style-name="P13"><text:span text:style-name="T21"><text:s text:c="6"/></text:span><text:span text:style-name="T21">synchronized( b ) {</text:span></text:p>
                <text:p text:style-name="P13"><text:span text:style-name="T21"><text:s text:c="8"/></text:span><text:span text:style-name="T21">System.out.println( "T2: Lock auf b bekommen" );</text:span></text:p>
                <text:p text:style-name="P13"><text:span text:style-name="T21"><text:s text:c="8"/></text:span><text:span text:style-name="T21">synchronized( a ) {</text:span></text:p>
                <text:p text:style-name="P13"><text:span text:style-name="T21"><text:s text:c="10"/></text:span><text:span text:style-name="T21">System.out.println( "T2: Lock auf a bekommen" ); }}}</text:span></text:p>
                <text:p text:style-name="P13"><text:span text:style-name="T21"><text:s text:c="2"/></text:span><text:span text:style-name="T21">}.start(); }}</text:span></text:p>
                <text:p text:style-name="P13"><text:span text:style-name="T22"/></text:p>
              </text:list-header>
              <text:list-item>
                <text:p text:style-name="P13"><text:span text:style-name="T1">Ausgabe</text:span><text:span text:style-name="T22">:</text:span></text:p>
              </text:list-item>
            </text:list>
            <text:p text:style-name="P14"><text:span text:style-name="T22"><text:s text:c="2"/></text:span><text:span text:style-name="T22"><text:tab/></text:span><text:span text:style-name="T22"><text:tab/></text:span><text:span text:style-name="T22">T1: Lock auf a bekommen</text:span></text:p>
            <text:p text:style-name="P14"><text:span text:style-name="T22"><text:s text:c="2"/></text:span><text:span text:style-name="T22"><text:tab/></text:span><text:span text:style-name="T22"><text:tab/></text:span><text:span text:style-name="T22">T2: Lock auf b bekomm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aqua" presentation:presentation-page-layout-name="AL3T19" presentation:use-footer-name="ftr1">
        <draw:frame presentation:style-name="pr7" draw:layer="layout" svg:width="25.199cm" svg:height="3.506cm" svg:x="1.401cm" svg:y="5.2cm" presentation:class="title" presentation:user-transformed="true">
          <draw:text-box>
            <text:p>Callbacks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aqua" presentation:presentation-page-layout-name="AL2T1" presentation:use-footer-name="ftr1">
        <draw:frame presentation:style-name="pr4" draw:layer="layout" svg:width="25.199cm" svg:height="3.506cm" svg:x="1.601cm" svg:y="3.094cm" presentation:class="title" presentation:user-transformed="true">
          <draw:text-box>
            <text:p>Callbacks</text:p>
          </draw:text-box>
        </draw:frame>
        <draw:frame presentation:style-name="pr5" draw:layer="layout" svg:width="24.599cm" svg:height="15.878cm" svg:x="2cm" svg:y="9cm" presentation:class="outline" presentation:user-transformed="true">
          <draw:text-box>
            <text:list text:style-name="L2">
              <text:list-item>
                <text:p><text:span text:style-name="T5">Nebenläufiger Thread teilt aufrufendem Programm Ergebnisse mit</text:span></text:p>
                <text:p><text:span text:style-name="T5"/></text:p>
              </text:list-item>
              <text:list-item>
                <text:p>Implementierung des Interfaces <text:span text:style-name="T4">Callable&lt;v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aqua" presentation:presentation-page-layout-name="AL2T1" presentation:use-footer-name="ftr1">
        <draw:frame presentation:style-name="pr7" draw:layer="layout" svg:width="25.199cm" svg:height="3.506cm" svg:x="1.4cm" svg:y="0.837cm" presentation:class="title">
          <draw:text-box>
            <text:p>Interface <text:span text:style-name="T4">Callable&lt;v&gt;</text:span></text:p>
          </draw:text-box>
        </draw:frame>
        <draw:frame presentation:style-name="pr5" draw:text-style-name="P5" draw:layer="layout" svg:width="24.599cm" svg:height="15.878cm" svg:x="2cm" svg:y="5.5cm" presentation:class="outline" presentation:user-transformed="true">
          <draw:text-box>
            <text:list text:style-name="L2">
              <text:list-item>
                <text:p text:style-name="P5"><text:span text:style-name="T4">v call() </text:span></text:p>
                <text:list>
                  <text:list-item>
                    <text:p><text:span text:style-name="T5">Enthält parallel auszuführenden Code</text:span></text:p>
                  </text:list-item>
                  <text:list-item>
                    <text:p><text:span text:style-name="T5">Gibt Rückgabe vom Typ v</text:span></text:p>
                  </text:list-item>
                </text:list>
              </text:list-item>
              <text:list-item>
                <text:p><text:span text:style-name="T5">Nicht Klasse Thread führt </text:span><text:span text:style-name="T4">call()</text:span><text:span text:style-name="T5"> aus, sondern ein </text:span><text:span text:style-name="T4">ExecutorService</text:span></text:p>
                <text:list>
                  <text:list-item>
                    <text:p><text:span text:style-name="T5">Sucht einen Thread zur Abarbeitung durch </text:span><text:span text:style-name="T4">submit()</text:span></text:p>
                  </text:list-item>
                  <text:list-item>
                    <text:p><text:span text:style-name="T4">submit() </text:span><text:span text:style-name="T5">liefert </text:span><text:span text:style-name="T4">Future-Objekt</text:span><text:span text:style-name="T5">, wobei herausgefunden werden muss, ob der Thread bereits terminiert ist oder nich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aqua" presentation:presentation-page-layout-name="AL2T1" presentation:use-footer-name="ftr1">
        <draw:frame presentation:style-name="pr7" draw:layer="layout" svg:width="25.199cm" svg:height="3.506cm" svg:x="1.6cm" svg:y="3.494cm" presentation:class="title" presentation:user-transformed="true">
          <draw:text-box>
            <text:p>Quelle:</text:p>
          </draw:text-box>
        </draw:frame>
        <draw:frame presentation:style-name="pr5" draw:layer="layout" svg:width="24.599cm" svg:height="15.878cm" svg:x="2cm" svg:y="7.8cm" presentation:class="outline" presentation:user-transformed="true">
          <draw:text-box>
            <text:list text:style-name="L2">
              <text:list-item>
                <text:p>Openbook “Java ist auch eine Insel”,</text:p>
                <text:p>Abschnitt über Nebenläufigkeit:</text:p>
                <text:p><text:span text:style-name="T22">http://openbook.galileodesign.de/javainsel5/javainsel09_000.htm#Rxx747java09000040002C41F02A10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5.878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Win32 LibreOffice_project/340m1$Build-502</meta:generator>
    <dc:title>Blue Border</dc:title>
    <dc:description>Presentation Layout Template</dc:description>
    <meta:creation-date>2012-05-28T16:35:46.13</meta:creation-date>
    <dc:language>en-US</dc:language>
    <meta:editing-cycles>5</meta:editing-cycles>
    <meta:editing-duration>PT6H18M20S</meta:editing-duration>
    <dc:date>2012-05-29T01:58:17.07</dc:date>
    <meta:document-statistic meta:object-count="138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file:///D:/Programme/LibreOffice%203/Basis/share/template/common/layout/lyt-aqua.otp"/>
  </office:meta>
</office:document-meta>
</file>